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ptionDiscove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Discovery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scriptionDiscovery.SubscriptionDiscovery( Subscription [ ] subscri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scriptionDiscovery.createFromXml( Element sDiscovery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ubscriptionDiscovery.getSubscript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scriptionDiscovery.SubscriptionDiscovery( Subscription sub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